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3ff7" officeooo:paragraph-rsid="00123ff7"/>
    </style:style>
    <style:style style:name="P2" style:family="paragraph" style:parent-style-name="Standard">
      <style:text-properties officeooo:rsid="00123ff7" officeooo:paragraph-rsid="00123ff7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officeooo:rsid="001334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desalambrar</text:span> </text:p>
      <text:p text:style-name="P1"/>
      <text:p text:style-name="P1">Yo pregunto a los presentes</text:p>
      <text:p text:style-name="P1">Si no se han puesto a pensar</text:p>
      <text:p text:style-name="P1">Que esta tierra es de nosotros</text:p>
      <text:p text:style-name="P1">Y no del que tenga m<text:span text:style-name="T2">á</text:span>s</text:p>
      <text:p text:style-name="P1">Yo pregunto si en la tierra</text:p>
      <text:p text:style-name="P1">Nunca habr<text:span text:style-name="T2">ía</text:span> pensado usted</text:p>
      <text:p text:style-name="P1">Que si las manos son nuestras</text:p>
      <text:p text:style-name="P1">Es nuestro lo que nos den</text:p>
      <text:p text:style-name="P1"/>
      <text:p text:style-name="P1">A desalambrar, a desalambrar</text:p>
      <text:p text:style-name="P1">Que la tierra es nuestra</text:p>
      <text:p text:style-name="P1">Es tuya y de qu<text:span text:style-name="T2">é</text:span>l</text:p>
      <text:p text:style-name="P1">De Pedro y Mar<text:span text:style-name="T2">í</text:span>a</text:p>
      <text:p text:style-name="P1">De Ju<text:span text:style-name="T2">á</text:span>n y Jos<text:span text:style-name="T2">é</text:span></text:p>
      <text:p text:style-name="P1"/>
      <text:p text:style-name="P1">Si molesto con mi canto</text:p>
      <text:p text:style-name="P1">A alguien que no quiera o<text:span text:style-name="T2">í</text:span>r</text:p>
      <text:p text:style-name="P1">Le aseguro que es un gringo</text:p>
      <text:p text:style-name="P1">O un miembro de este pa<text:span text:style-name="T2">í</text:span>s</text:p>
      <text:p text:style-name="P1"/>
      <text:p text:style-name="P1">A desalambrar, a desalambrar</text:p>
      <text:p text:style-name="P1">Que la tierra es nuestra</text:p>
      <text:p text:style-name="P1">Es tuya y de qu<text:span text:style-name="T2">é</text:span>l</text:p>
      <text:p text:style-name="P1">De Pedro y Mar<text:span text:style-name="T2">í</text:span>a</text:p>
      <text:p text:style-name="P1">De Ju<text:span text:style-name="T2">á</text:span>n y Jos<text:span text:style-name="T2">é</text:span></text:p>
      <text:p text:style-name="P1">A desalambrar, a desalambrar</text:p>
      <text:p text:style-name="P1">Que la tierra es nuestra</text:p>
      <text:p text:style-name="P1">Es tuya y de qu<text:span text:style-name="T2">é</text:span>l</text:p>
      <text:p text:style-name="P1">De Pedro y Mar<text:span text:style-name="T2">í</text:span>a</text:p>
      <text:p text:style-name="P1">De Ju<text:span text:style-name="T2">á</text:span>n y Jos<text:span text:style-name="T2">é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17:35.810000000</meta:creation-date>
    <dc:date>2019-03-25T11:03:10.667000000</dc:date>
    <meta:editing-duration>PT19M1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8" meta:word-count="137" meta:character-count="627" meta:non-whitespace-character-count="517"/>
  </office:meta>
</office:document-meta>
</file>